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instances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Base Model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<text:s/>k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#nodes</text:p>
          </table:table-cell>
          <table:table-cell office:value-type="string" calcext:value-type="string">
            <text:p><text:s/>#edges</text:p>
          </table:table-cell>
          <table:table-cell office:value-type="string" calcext:value-type="string">
            <text:p><text:s/>#k-cores</text:p>
          </table:table-cell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<text:s/>time</text:p>
          </table:table-cell>
          <table:table-cell/>
        </table:table-row>
        <table:table-row table:style-name="ro1">
          <table:table-cell office:value-type="string" calcext:value-type="string">
            <text:p>facebook_combined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  <table:table-cell office:value-type="float" office:value="2061" calcext:value-type="float">
            <text:p>206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FC</text:p>
          </table:table-cell>
          <table:table-cell table:style-name="ce1" office:value-type="float" office:value="1.94" calcext:value-type="float">
            <text:p>1.94</text:p>
          </table:table-cell>
          <table:table-cell/>
        </table:table-row>
        <table:table-row table:style-name="ro1">
          <table:table-cell office:value-type="string" calcext:value-type="string">
            <text:p>CA-CondMat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23133" calcext:value-type="float">
            <text:p>23133</text:p>
          </table:table-cell>
          <table:table-cell office:value-type="float" office:value="93497" calcext:value-type="float">
            <text:p>93497</text:p>
          </table:table-cell>
          <table:table-cell office:value-type="float" office:value="13467" calcext:value-type="float">
            <text:p>13467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C</text:p>
          </table:table-cell>
          <table:table-cell table:style-name="ce1" office:value-type="float" office:value="3.16" calcext:value-type="float">
            <text:p>3.16</text:p>
          </table:table-cell>
          <table:table-cell/>
        </table:table-row>
        <table:table-row table:style-name="ro1">
          <table:table-cell office:value-type="string" calcext:value-type="string">
            <text:p>CA-HepPh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12008" calcext:value-type="float">
            <text:p>12008</text:p>
          </table:table-cell>
          <table:table-cell office:value-type="float" office:value="118521" calcext:value-type="float">
            <text:p>118521</text:p>
          </table:table-cell>
          <table:table-cell office:value-type="float" office:value="6591" calcext:value-type="float">
            <text:p>6591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CH</text:p>
          </table:table-cell>
          <table:table-cell table:style-name="ce1" office:value-type="float" office:value="2.8" calcext:value-type="float">
            <text:p>2.80</text:p>
          </table:table-cell>
          <table:table-cell/>
        </table:table-row>
        <table:table-row table:style-name="ro1">
          <table:table-cell office:value-type="string" calcext:value-type="string">
            <text:p>Brightkite_edges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8228" calcext:value-type="float">
            <text:p>58228</text:p>
          </table:table-cell>
          <table:table-cell office:value-type="float" office:value="214078" calcext:value-type="float">
            <text:p>214078</text:p>
          </table:table-cell>
          <table:table-cell office:value-type="float" office:value="34706" calcext:value-type="float">
            <text:p>34706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LB</text:p>
          </table:table-cell>
          <table:table-cell table:style-name="ce1" office:value-type="float" office:value="6.89" calcext:value-type="float">
            <text:p>6.89</text:p>
          </table:table-cell>
          <table:table-cell/>
        </table:table-row>
        <table:table-row table:style-name="ro1">
          <table:table-cell office:value-type="string" calcext:value-type="string">
            <text:p>socfb-Northeastern19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13882" calcext:value-type="float">
            <text:p>13882</text:p>
          </table:table-cell>
          <table:table-cell office:value-type="float" office:value="381934" calcext:value-type="float">
            <text:p>381934</text:p>
          </table:table-cell>
          <table:table-cell office:value-type="float" office:value="7008" calcext:value-type="float">
            <text:p>700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FN</text:p>
          </table:table-cell>
          <table:table-cell table:style-name="ce1" office:value-type="float" office:value="20.82" calcext:value-type="float">
            <text:p>20.82</text:p>
          </table:table-cell>
          <table:table-cell/>
        </table:table-row>
        <table:table-row table:style-name="ro1">
          <table:table-cell office:value-type="string" calcext:value-type="string">
            <text:p>socfb-Syracuse56</text:p>
          </table:table-cell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3653" calcext:value-type="float">
            <text:p>13653</text:p>
          </table:table-cell>
          <table:table-cell office:value-type="float" office:value="543982" calcext:value-type="float">
            <text:p>543982</text:p>
          </table:table-cell>
          <table:table-cell office:value-type="float" office:value="6985" calcext:value-type="float">
            <text:p>698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S</text:p>
          </table:table-cell>
          <table:table-cell table:style-name="ce1" office:value-type="float" office:value="29.03" calcext:value-type="float">
            <text:p>29.03</text:p>
          </table:table-cell>
          <table:table-cell/>
        </table:table-row>
        <table:table-row table:style-name="ro1">
          <table:table-cell office:value-type="string" calcext:value-type="string">
            <text:p>Gowalla_edges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196591" calcext:value-type="float">
            <text:p>196591</text:p>
          </table:table-cell>
          <table:table-cell office:value-type="float" office:value="950327" calcext:value-type="float">
            <text:p>950327</text:p>
          </table:table-cell>
          <table:table-cell office:value-type="float" office:value="106417" calcext:value-type="float">
            <text:p>106417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LG</text:p>
          </table:table-cell>
          <table:table-cell table:style-name="ce1" office:value-type="float" office:value="57.5" calcext:value-type="float">
            <text:p>57.50</text:p>
          </table:table-cell>
          <table:table-cell/>
        </table:table-row>
        <table:table-row table:style-name="ro1">
          <table:table-cell office:value-type="string" calcext:value-type="string">
            <text:p>com-dblp.ungraph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317080" calcext:value-type="float">
            <text:p>317080</text:p>
          </table:table-cell>
          <table:table-cell office:value-type="float" office:value="1049866" calcext:value-type="float">
            <text:p>1049866</text:p>
          </table:table-cell>
          <table:table-cell office:value-type="float" office:value="204031" calcext:value-type="float">
            <text:p>204031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KD</text:p>
          </table:table-cell>
          <table:table-cell table:style-name="ce1" office:value-type="float" office:value="68.4" calcext:value-type="float">
            <text:p>68.40</text:p>
          </table:table-cell>
          <table:table-cell/>
        </table:table-row>
        <table:table-row table:style-name="ro1">
          <table:table-cell office:value-type="string" calcext:value-type="string">
            <text:p>web-Googl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875713" calcext:value-type="float">
            <text:p>875713</text:p>
          </table:table-cell>
          <table:table-cell office:value-type="float" office:value="4322051" calcext:value-type="float">
            <text:p>4322051</text:p>
          </table:table-cell>
          <table:table-cell office:value-type="float" office:value="492655" calcext:value-type="float">
            <text:p>492655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WG</text:p>
          </table:table-cell>
          <table:table-cell table:style-name="ce1" office:value-type="float" office:value="1284" calcext:value-type="float">
            <text:p>1284.00</text:p>
          </table:table-cell>
          <table:table-cell/>
        </table:table-row>
        <table:table-row table:style-name="ro1">
          <table:table-cell office:value-type="string" calcext:value-type="string">
            <text:p>soc-catster.e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149700" calcext:value-type="float">
            <text:p>149700</text:p>
          </table:table-cell>
          <table:table-cell office:value-type="float" office:value="5449275" calcext:value-type="float">
            <text:p>5449275</text:p>
          </table:table-cell>
          <table:table-cell office:value-type="float" office:value="78978" calcext:value-type="float">
            <text:p>78978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SC</text:p>
          </table:table-cell>
          <table:table-cell office:value-type="float" office:value="1870.12" calcext:value-type="float">
            <text:p>1870.12</text:p>
          </table:table-cell>
          <table:table-cell/>
        </table:table-row>
        <table:table-row table:style-name="ro1">
          <table:table-cell office:value-type="string" calcext:value-type="string">
            <text:p>soc-dogster.e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426820" calcext:value-type="float">
            <text:p>426820</text:p>
          </table:table-cell>
          <table:table-cell office:value-type="float" office:value="8546581" calcext:value-type="float">
            <text:p>8546581</text:p>
          </table:table-cell>
          <table:table-cell office:value-type="float" office:value="214658" calcext:value-type="float">
            <text:p>214658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SD</text:p>
          </table:table-cell>
          <table:table-cell office:value-type="float" office:value="711.35" calcext:value-type="float">
            <text:p>711.35</text:p>
          </table:table-cell>
          <table:table-cell/>
        </table:table-row>
        <table:table-row table:style-name="ro1">
          <table:table-cell office:value-type="string" calcext:value-type="string">
            <text:p>soc-twitter-higgs.e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456631" calcext:value-type="float">
            <text:p>456631</text:p>
          </table:table-cell>
          <table:table-cell office:value-type="float" office:value="12508465" calcext:value-type="float">
            <text:p>12508465</text:p>
          </table:table-cell>
          <table:table-cell office:value-type="float" office:value="231420" calcext:value-type="float">
            <text:p>23142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</text:p>
          </table:table-cell>
          <table:table-cell office:value-type="float" office:value="1626.35" calcext:value-type="float">
            <text:p>1626.35</text:p>
          </table:table-cell>
          <table:table-cell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7"/>
          <table:table-cell office:value-type="float" office:value="472" calcext:value-type="float">
            <text:p>472</text:p>
          </table:table-cell>
          <table:table-cell table:formula="of:=[.H24] + 250" office:value-type="float" office:value="722" calcext:value-type="float">
            <text:p>72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formula="of:=[.H25] + 250" office:value-type="float" office:value="725" calcext:value-type="float">
            <text:p>72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table:number-columns-repeated="7"/>
          <table:table-cell office:value-type="float" office:value="387" calcext:value-type="float">
            <text:p>387</text:p>
          </table:table-cell>
          <table:table-cell table:formula="of:=[.H26] + 250" office:value-type="float" office:value="637" calcext:value-type="float">
            <text:p>637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7"/>
          <table:table-cell office:value-type="float" office:value="561" calcext:value-type="float">
            <text:p>561</text:p>
          </table:table-cell>
          <table:table-cell table:formula="of:=[.H27] + 250" office:value-type="float" office:value="811" calcext:value-type="float">
            <text:p>81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7"/>
          <table:table-cell office:value-type="float" office:value="576" calcext:value-type="float">
            <text:p>576</text:p>
          </table:table-cell>
          <table:table-cell table:formula="of:=[.H28] + 250" office:value-type="float" office:value="826" calcext:value-type="float">
            <text:p>82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7"/>
          <table:table-cell office:value-type="float" office:value="657" calcext:value-type="float">
            <text:p>657</text:p>
          </table:table-cell>
          <table:table-cell table:formula="of:=[.H29] + 250" office:value-type="float" office:value="907" calcext:value-type="float">
            <text:p>90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7"/>
          <table:table-cell office:value-type="float" office:value="882" calcext:value-type="float">
            <text:p>882</text:p>
          </table:table-cell>
          <table:table-cell table:formula="of:=[.H30] + 250" office:value-type="float" office:value="1132" calcext:value-type="float">
            <text:p>1132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table:number-columns-repeated="7"/>
          <table:table-cell office:value-type="float" office:value="826" calcext:value-type="float">
            <text:p>826</text:p>
          </table:table-cell>
          <table:table-cell table:formula="of:=[.H31] + 250" office:value-type="float" office:value="1076" calcext:value-type="float">
            <text:p>1076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table:number-columns-repeated="7"/>
          <table:table-cell office:value-type="float" office:value="1924" calcext:value-type="float">
            <text:p>1924</text:p>
          </table:table-cell>
          <table:table-cell table:formula="of:=[.H32] + 250" office:value-type="float" office:value="2174" calcext:value-type="float">
            <text:p>2174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formula="of:=[.H33] + 250" office:value-type="float" office:value="865" calcext:value-type="float">
            <text:p>86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formula="of:=[.H34] + 250" office:value-type="float" office:value="1100" calcext:value-type="float">
            <text:p>1100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formula="of:=[.H35] + 250" office:value-type="float" office:value="1160" calcext:value-type="float">
            <text:p>1160</text:p>
          </table:table-cell>
          <table:table-cell office:value-type="float" office:value="857" calcext:value-type="float">
            <text:p>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3:34:52.536000000</meta:creation-date>
    <dc:date>2021-09-12T15:46:30.621000000</dc:date>
    <meta:editing-duration>PT10M16S</meta:editing-duration>
    <meta:editing-cycles>2</meta:editing-cycles>
    <meta:generator>LibreOffice/7.1.2.2$Windows_X86_64 LibreOffice_project/8a45595d069ef5570103caea1b71cc9d82b2aae4</meta:generator>
    <meta:document-statistic meta:table-count="1" meta:cell-count="162" meta:object-count="0"/>
  </office:meta>
</office:document-meta>
</file>